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890e5" officeooo:paragraph-rsid="001890e5"/>
    </style:style>
    <style:style style:name="P2" style:family="paragraph" style:parent-style-name="Standard">
      <style:paragraph-properties fo:text-align="start" style:justify-single-word="false"/>
      <style:text-properties officeooo:rsid="0018f7d5" officeooo:paragraph-rsid="0018f7d5"/>
    </style:style>
    <style:style style:name="P3" style:family="paragraph" style:parent-style-name="Standard">
      <style:paragraph-properties fo:text-align="start" style:justify-single-word="false"/>
      <style:text-properties officeooo:rsid="0018f7d5" officeooo:paragraph-rsid="00201a4e"/>
    </style:style>
    <style:style style:name="P4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18f7d5" officeooo:paragraph-rsid="0018f7d5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192539" officeooo:paragraph-rsid="00192539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1be5e6" officeooo:paragraph-rsid="001be5e6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1da745" officeooo:paragraph-rsid="001da745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201a4e" officeooo:paragraph-rsid="00201a4e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2140de" officeooo:paragraph-rsid="002140de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22f055" officeooo:paragraph-rsid="0022f055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32207e" officeooo:paragraph-rsid="0032207e" style:font-weight-asian="bold" style:font-weight-complex="bold"/>
    </style:style>
    <style:style style:name="P12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normal" officeooo:rsid="00251203" officeooo:paragraph-rsid="00251203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normal" officeooo:rsid="00371b7c" officeooo:paragraph-rsid="00371b7c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normal" officeooo:rsid="0039e4d9" officeooo:paragraph-rsid="0039e4d9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officeooo:rsid="00192539" officeooo:paragraph-rsid="0018f7d5"/>
    </style:style>
    <style:style style:name="P16" style:family="paragraph" style:parent-style-name="Standard">
      <style:paragraph-properties fo:text-align="start" style:justify-single-word="false"/>
      <style:text-properties officeooo:rsid="00192539" officeooo:paragraph-rsid="00192539"/>
    </style:style>
    <style:style style:name="P17" style:family="paragraph" style:parent-style-name="Standard">
      <style:paragraph-properties fo:text-align="start" style:justify-single-word="false"/>
      <style:text-properties officeooo:rsid="001ade1d" officeooo:paragraph-rsid="001ade1d"/>
    </style:style>
    <style:style style:name="P18" style:family="paragraph" style:parent-style-name="Standard">
      <style:paragraph-properties fo:text-align="start" style:justify-single-word="false"/>
      <style:text-properties style:text-underline-style="none" fo:font-weight="normal" officeooo:rsid="001be5e6" officeooo:paragraph-rsid="001ade1d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text-underline-style="none" fo:font-weight="normal" officeooo:rsid="001be5e6" officeooo:paragraph-rsid="001be5e6" style:font-weight-asian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text-underline-style="none" fo:font-weight="normal" officeooo:rsid="001be5e6" officeooo:paragraph-rsid="001e4c6f" style:font-weight-asian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text-underline-style="none" fo:font-weight="normal" officeooo:rsid="001da745" officeooo:paragraph-rsid="001da745" style:font-weight-asian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text-underline-style="none" fo:font-weight="normal" officeooo:rsid="002227cf" officeooo:paragraph-rsid="0032207e" style:font-weight-asian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text-underline-style="none" fo:font-weight="normal" officeooo:rsid="0022f055" officeooo:paragraph-rsid="0022f055" style:font-weight-asian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text-underline-style="none" fo:font-weight="normal" officeooo:rsid="00251203" officeooo:paragraph-rsid="00251203" style:font-weight-asian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text-underline-style="none" fo:font-weight="normal" officeooo:rsid="0026da25" officeooo:paragraph-rsid="0026da25" style:font-weight-asian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text-underline-style="none" fo:font-weight="normal" officeooo:rsid="0027166e" officeooo:paragraph-rsid="0027166e" style:font-weight-asian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text-underline-style="none" fo:font-weight="normal" officeooo:rsid="002720f2" officeooo:paragraph-rsid="002720f2" style:font-weight-asian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text-underline-style="none" fo:font-weight="normal" officeooo:rsid="00290212" officeooo:paragraph-rsid="00290212" style:font-weight-asian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text-underline-style="none" fo:font-weight="normal" officeooo:rsid="0029fd9d" officeooo:paragraph-rsid="0029fd9d" style:font-weight-asian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text-underline-style="none" fo:font-weight="normal" officeooo:rsid="002b9618" officeooo:paragraph-rsid="002b9618" style:font-weight-asian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text-underline-style="none" fo:font-weight="normal" officeooo:rsid="002d80c9" officeooo:paragraph-rsid="002d80c9" style:font-weight-asian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text-underline-style="none" fo:font-weight="normal" officeooo:rsid="0030bcda" officeooo:paragraph-rsid="0030bcda" style:font-weight-asian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style:text-underline-style="none" fo:font-weight="normal" officeooo:rsid="00315954" officeooo:paragraph-rsid="00315954" style:font-weight-asian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style:text-underline-style="none" fo:font-weight="normal" officeooo:rsid="0032207e" officeooo:paragraph-rsid="0032207e" style:font-weight-asian="normal" style:font-weight-complex="normal"/>
    </style:style>
    <style:style style:name="P35" style:family="paragraph" style:parent-style-name="Standard">
      <style:paragraph-properties fo:text-align="start" style:justify-single-word="false"/>
      <style:text-properties style:text-underline-style="none" fo:font-weight="normal" officeooo:rsid="003456c3" officeooo:paragraph-rsid="003456c3" style:font-weight-asian="normal" style:font-weight-complex="normal"/>
    </style:style>
    <style:style style:name="P36" style:family="paragraph" style:parent-style-name="Standard">
      <style:paragraph-properties fo:text-align="start" style:justify-single-word="false"/>
      <style:text-properties style:text-underline-style="none" fo:font-weight="normal" officeooo:rsid="00350fa9" officeooo:paragraph-rsid="00350fa9" style:font-weight-asian="normal" style:font-weight-complex="normal"/>
    </style:style>
    <style:style style:name="P37" style:family="paragraph" style:parent-style-name="Standard">
      <style:paragraph-properties fo:text-align="start" style:justify-single-word="false"/>
      <style:text-properties style:text-underline-style="none" fo:font-weight="normal" officeooo:rsid="0035553d" officeooo:paragraph-rsid="0035553d" style:font-weight-asian="normal" style:font-weight-complex="normal"/>
    </style:style>
    <style:style style:name="P38" style:family="paragraph" style:parent-style-name="Standard">
      <style:paragraph-properties fo:text-align="start" style:justify-single-word="false"/>
      <style:text-properties style:text-underline-style="none" fo:font-weight="normal" officeooo:rsid="00371b7c" officeooo:paragraph-rsid="00371b7c" style:font-weight-asian="normal" style:font-weight-complex="normal"/>
    </style:style>
    <style:style style:name="P39" style:family="paragraph" style:parent-style-name="Standard">
      <style:paragraph-properties fo:text-align="start" style:justify-single-word="false"/>
      <style:text-properties style:text-underline-style="none" fo:font-weight="normal" officeooo:rsid="0039e4d9" officeooo:paragraph-rsid="0039e4d9" style:font-weight-asian="normal" style:font-weight-complex="normal"/>
    </style:style>
    <style:style style:name="P40" style:family="paragraph" style:parent-style-name="Standard">
      <style:paragraph-properties fo:text-align="start" style:justify-single-word="false"/>
      <style:text-properties style:text-underline-style="none" fo:font-weight="normal" officeooo:rsid="003b0aed" officeooo:paragraph-rsid="003b0aed" style:font-weight-asian="normal" style:font-weight-complex="normal"/>
    </style:style>
    <style:style style:name="P41" style:family="paragraph" style:parent-style-name="Standard">
      <style:paragraph-properties fo:text-align="start" style:justify-single-word="false"/>
      <style:text-properties style:text-underline-style="none" fo:font-weight="normal" officeooo:rsid="003d15a0" officeooo:paragraph-rsid="003d15a0" style:font-weight-asian="normal" style:font-weight-complex="normal"/>
    </style:style>
    <style:style style:name="P42" style:family="paragraph" style:parent-style-name="Standard">
      <style:paragraph-properties fo:text-align="start" style:justify-single-word="false"/>
      <style:text-properties style:text-underline-style="none" fo:font-weight="bold" officeooo:rsid="0032ba47" officeooo:paragraph-rsid="0032ba47" style:font-weight-asian="bold" style:font-weight-complex="bold"/>
    </style:style>
    <style:style style:name="P43" style:family="paragraph" style:parent-style-name="Standard">
      <style:paragraph-properties fo:text-align="start" style:justify-single-word="false"/>
      <style:text-properties style:text-underline-style="none" fo:font-weight="bold" officeooo:rsid="003456c3" officeooo:paragraph-rsid="003456c3" style:font-weight-asian="bold" style:font-weight-complex="bold"/>
    </style:style>
    <style:style style:name="P44" style:family="paragraph" style:parent-style-name="Standard">
      <style:paragraph-properties fo:text-align="start" style:justify-single-word="false"/>
      <style:text-properties style:text-underline-style="none" fo:font-weight="bold" officeooo:rsid="003ce00a" officeooo:paragraph-rsid="003ce00a" style:font-weight-asian="bold" style:font-weight-complex="bold"/>
    </style:style>
    <style:style style:name="P45" style:family="paragraph" style:parent-style-name="Standard">
      <style:paragraph-properties fo:text-align="start" style:justify-single-word="false"/>
      <style:text-properties officeooo:rsid="001d8f52" officeooo:paragraph-rsid="001d8f52"/>
    </style:style>
    <style:style style:name="P46" style:family="paragraph" style:parent-style-name="Standard">
      <style:paragraph-properties fo:text-align="start" style:justify-single-word="false"/>
      <style:text-properties officeooo:rsid="001da745" officeooo:paragraph-rsid="001da745"/>
    </style:style>
    <style:style style:name="P47" style:family="paragraph" style:parent-style-name="Standard">
      <style:paragraph-properties fo:text-align="start" style:justify-single-word="false"/>
      <style:text-properties officeooo:rsid="001e4c6f" officeooo:paragraph-rsid="001e4c6f"/>
    </style:style>
    <style:style style:name="P48" style:family="paragraph" style:parent-style-name="Standard">
      <style:paragraph-properties fo:text-align="start" style:justify-single-word="false"/>
      <style:text-properties officeooo:rsid="001ecf9f" officeooo:paragraph-rsid="001ecf9f"/>
    </style:style>
    <style:style style:name="P49" style:family="paragraph" style:parent-style-name="Standard">
      <style:paragraph-properties fo:text-align="start" style:justify-single-word="false"/>
      <style:text-properties officeooo:rsid="0022f055" officeooo:paragraph-rsid="0022f055"/>
    </style:style>
    <style:style style:name="P50" style:family="paragraph" style:parent-style-name="Standard">
      <style:paragraph-properties fo:text-align="start" style:justify-single-word="false"/>
      <style:text-properties officeooo:rsid="0023521f" officeooo:paragraph-rsid="0023521f"/>
    </style:style>
    <style:style style:name="P51" style:family="paragraph" style:parent-style-name="Standard">
      <style:paragraph-properties fo:text-align="start" style:justify-single-word="false"/>
      <style:text-properties officeooo:rsid="002b0dc5" officeooo:paragraph-rsid="002b0dc5"/>
    </style:style>
    <style:style style:name="P52" style:family="paragraph" style:parent-style-name="Standard">
      <style:paragraph-properties fo:text-align="start" style:justify-single-word="false"/>
      <style:text-properties officeooo:rsid="002d80c9" officeooo:paragraph-rsid="002d80c9"/>
    </style:style>
    <style:style style:name="P53" style:family="paragraph" style:parent-style-name="Standard">
      <style:paragraph-properties fo:text-align="start" style:justify-single-word="false"/>
      <style:text-properties fo:font-size="18pt" style:text-underline-style="solid" style:text-underline-width="auto" style:text-underline-color="font-color" fo:font-weight="bold" officeooo:rsid="0032207e" officeooo:paragraph-rsid="0032207e" style:font-size-asian="18pt" style:font-weight-asian="bold" style:font-size-complex="18pt" style:font-weight-complex="bold"/>
    </style:style>
    <style:style style:name="P54" style:family="paragraph" style:parent-style-name="Standard">
      <style:paragraph-properties fo:text-align="start" style:justify-single-word="false"/>
      <style:text-properties fo:font-size="20pt" style:text-underline-style="solid" style:text-underline-width="auto" style:text-underline-color="font-color" fo:font-weight="bold" officeooo:rsid="002eecf8" officeooo:paragraph-rsid="002eecf8" style:font-size-asian="20pt" style:font-weight-asian="bold" style:font-size-complex="20pt" style:font-weight-complex="bold"/>
    </style:style>
    <style:style style:name="P55" style:family="paragraph" style:parent-style-name="Standard">
      <style:paragraph-properties fo:text-align="center" style:justify-single-word="false"/>
      <style:text-properties fo:font-size="20pt" fo:font-weight="bold" officeooo:rsid="001890e5" officeooo:paragraph-rsid="001890e5" style:font-size-asian="20pt" style:font-weight-asian="bold" style:font-size-complex="20pt" style:font-weight-complex="bold"/>
    </style:style>
    <style:style style:name="P56" style:family="paragraph" style:parent-style-name="Preformatted_20_Text">
      <style:paragraph-properties fo:text-align="start" style:justify-single-word="false"/>
      <style:text-properties style:text-underline-style="none" fo:font-weight="normal" officeooo:rsid="00350fa9" officeooo:paragraph-rsid="00350fa9" style:font-weight-asian="normal" style:font-weight-complex="normal"/>
    </style:style>
    <style:style style:name="P57" style:family="paragraph" style:parent-style-name="Preformatted_20_Text">
      <style:paragraph-properties fo:margin-top="0cm" fo:margin-bottom="0.499cm" style:contextual-spacing="false"/>
    </style:style>
    <style:style style:name="T1" style:family="text">
      <style:text-properties officeooo:rsid="00201a4e"/>
    </style:style>
    <style:style style:name="T2" style:family="text">
      <style:text-properties officeooo:rsid="002227cf"/>
    </style:style>
    <style:style style:name="T3" style:family="text">
      <style:text-properties officeooo:rsid="00250576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2b9618" style:font-weight-asian="bold" style:font-weight-complex="bold"/>
    </style:style>
    <style:style style:name="T6" style:family="text">
      <style:text-properties officeooo:rsid="0032207e"/>
    </style:style>
    <style:style style:name="T7" style:family="text">
      <style:text-properties fo:font-weight="normal" officeooo:rsid="003456c3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5">Git and github</text:p>
      <text:p text:style-name="P1"/>
      <text:p text:style-name="P1"/>
      <text:p text:style-name="P53">Using git :</text:p>
      <text:p text:style-name="P11"/>
      <text:p text:style-name="P5">Basic :</text:p>
      <text:p text:style-name="P16">git clone url</text:p>
      <text:p text:style-name="P20">git checkout commitid1</text:p>
      <text:p text:style-name="P23">git checkout master (pour revenir au plus récent)</text:p>
      <text:p text:style-name="P16"/>
      <text:p text:style-name="P4">Examining :</text:p>
      <text:p text:style-name="P2">git log</text:p>
      <text:p text:style-name="P2">git log --stat</text:p>
      <text:p text:style-name="P46">git reflog (sh<text:span text:style-name="T2">ows al commits that have been checked out recently)</text:span></text:p>
      <text:p text:style-name="P49">git status</text:p>
      <text:p text:style-name="P50">git log --graph --oneline master feature1</text:p>
      <text:p text:style-name="P51">git log --graph --oneline </text:p>
      <text:p text:style-name="P52">git log -n 1</text:p>
      <text:p text:style-name="P46"/>
      <text:p text:style-name="P8">Diff :</text:p>
      <text:p text:style-name="P48">git diff (workdir vs staging area)</text:p>
      <text:p text:style-name="P48">git diff --staged <text:span text:style-name="T1">(staging area vs latest commit)</text:span></text:p>
      <text:p text:style-name="P3">git diff commit1 commi<text:span text:style-name="T1">t</text:span>2</text:p>
      <text:p text:style-name="P15"/>
      <text:p text:style-name="P5">Configuration :</text:p>
      <text:p text:style-name="P17">git config --global color.ui auto</text:p>
      <text:p text:style-name="P45">git config --global user.name « Your name »</text:p>
      <text:p text:style-name="P45">git config --global user.emal « youremail@domain.com »</text:p>
      <text:p text:style-name="P46">git config --global core.editor « ... »</text:p>
      <text:p text:style-name="P46">git config --global push.default upstream</text:p>
      <text:p text:style-name="P46">git config --global merge.conflictstyle diff3</text:p>
      <text:p text:style-name="P47">export LC_ALL=C</text:p>
      <text:p text:style-name="P46"/>
      <text:p text:style-name="P7">Configuration scripts :</text:p>
      <text:p text:style-name="P21">git-completion.bash</text:p>
      <text:p text:style-name="P21">git-prompt.sh</text:p>
      <text:p text:style-name="P21">.bashrc (bash_profile_course)</text:p>
      <text:p text:style-name="P18"/>
      <text:p text:style-name="P6">Canceling :</text:p>
      <text:p text:style-name="P19">git reset --hard (If you do not care about changes. Want to get rid of them. CAN NOT BE UNDONE)</text:p>
      <text:p text:style-name="P19"/>
      <text:p text:style-name="P9">Creating and modifying a repository :</text:p>
      <text:p text:style-name="P22">git init (creates .git but no commit yet)</text:p>
      <text:p text:style-name="P22"><text:span text:style-name="T6">git checkout master </text:span></text:p>
      <text:p text:style-name="P23">git add …</text:p>
      <text:p text:style-name="P23">git commit</text:p>
      <text:p text:style-name="P23"/>
      <text:p text:style-name="P10">Branch<text:span text:style-name="T3">es</text:span> :</text:p>
      <text:p text:style-name="P23">git branch (show : *master)</text:p>
      <text:p text:style-name="P23">git branch feature1</text:p>
      <text:p text:style-name="P23"><text:soft-page-break/>git branch (show : feature1 *master)</text:p>
      <text:p text:style-name="P23">git checkout feature1 (switched to 'branch' feature1) </text:p>
      <text:p text:style-name="P23">git branch (show : *feature1 master)</text:p>
      <text:p text:style-name="P23"/>
      <text:p text:style-name="P24">git branch new_branch_name</text:p>
      <text:p text:style-name="P24">git checkout new_branch_name</text:p>
      <text:p text:style-name="P24">&lt;=&gt; <text:span text:style-name="T4">git checkout -b new_branch_name</text:span></text:p>
      <text:p text:style-name="P24"/>
      <text:p text:style-name="P12"><text:span text:style-name="T4">Merging :</text:span></text:p>
      <text:p text:style-name="P25">You should always checkout 1 of the 2 brnaches you are planning on merging before doing the merge. Which one you should check out depends on which branch label you want to point to the new commitid1</text:p>
      <text:p text:style-name="P25"/>
      <text:p text:style-name="P26">git checkout branch1</text:p>
      <text:p text:style-name="P26">git merge branch2</text:p>
      <text:p text:style-name="P26">&lt;=&gt; <text:span text:style-name="T4">git merge branch1 branch2</text:span></text:p>
      <text:p text:style-name="P26"/>
      <text:p text:style-name="P26"><text:span text:style-name="T4">… </text:span><text:span text:style-name="T5">solve the files showing conflicts...</text:span></text:p>
      <text:p text:style-name="P30">branch1 **MERGING</text:p>
      <text:p text:style-name="P31">git add ..</text:p>
      <text:p text:style-name="P31">git commit</text:p>
      <text:p text:style-name="P30"/>
      <text:p text:style-name="P27">git branch -d branch2 (to delete the brnahc2. Just the label, not the commits) </text:p>
      <text:p text:style-name="P29"/>
      <text:p text:style-name="P29">git show commit (to be used after a merge to check changes)</text:p>
      <text:p text:style-name="P26"/>
      <text:p text:style-name="P26">git merge : always merges all the specified branches into the currently checked out branch, creating a new commit for that branch</text:p>
      <text:p text:style-name="P26"/>
      <text:p text:style-name="P28">git merge --abort </text:p>
      <text:p text:style-name="P28"/>
      <text:p text:style-name="P54">Using github to colaborate :</text:p>
      <text:p text:style-name="P32">open source : free</text:p>
      <text:p text:style-name="P32">private: $7/month</text:p>
      <text:p text:style-name="P32"/>
      <text:p text:style-name="P43">Create your own repository :</text:p>
      <text:p text:style-name="P33">1) First create an empty repo on github</text:p>
      <text:p text:style-name="P32"/>
      <text:p text:style-name="P33">2) locally : </text:p>
      <text:p text:style-name="P33">git init <text:span text:style-name="T6">(… up to commit)</text:span></text:p>
      <text:p text:style-name="P33">git remote add origin <text:a xlink:type="simple" xlink:href="https://github.com/PhilippeW83440/reflections.git">https://</text:a><text:a xlink:type="simple" xlink:href="https://github.com/PhilippeW83440/reflections.git"><text:span text:style-name="T6">github.com/PhilippeW83440/reflections.git</text:span></text:a></text:p>
      <text:p text:style-name="P34">git remote (or git remote -v)</text:p>
      <text:p text:style-name="P34">git push origin master (REMOTE branch)</text:p>
      <text:p text:style-name="P34"/>
      <text:p text:style-name="P34">git pull origin master (origin : the remote master : the branch I want to pull)</text:p>
      <text:p text:style-name="P34"/>
      <text:p text:style-name="P42">Fork a repository : <text:span text:style-name="T7">help.github.com/articles/fork-a-repo</text:span></text:p>
      <text:p text:style-name="P35"/>
      <text:p text:style-name="P35">1) Fork a repo in github</text:p>
      <text:p text:style-name="P35"/>
      <text:p text:style-name="P35">2) Create a local clone of your fork</text:p>
      <text:p text:style-name="P35">git clone <text:a xlink:type="simple" xlink:href="https://github.com/YOUR-USERNAME/Spoon-Knife">https://github.com/YOUR-USERNAME/Spoon-Knife</text:a></text:p>
      <text:p text:style-name="P36"><text:soft-page-break/>git remote -v</text:p>
      <text:p text:style-name="P56">git remote add upstream https://github.com/octocat/Spoon-Knife.git</text:p>
      <text:p text:style-name="P56">git remote -v</text:p>
      <text:p text:style-name="Preformatted_20_Text">origin <text:s text:c="3"/>https://github.com/<text:span text:style-name="Emphasis">YOUR_USERNAME</text:span>/<text:span text:style-name="Emphasis">YOUR_FORK</text:span>.git (fetch)</text:p>
      <text:p text:style-name="Preformatted_20_Text">origin <text:s text:c="3"/>https://github.com/<text:span text:style-name="Emphasis">YOUR_USERNAME</text:span>/<text:span text:style-name="Emphasis">YOUR_FORK</text:span>.git (push)</text:p>
      <text:p text:style-name="Preformatted_20_Text">upstream <text:s/>https://github.com/<text:span text:style-name="Emphasis">ORIGINAL_OWNER</text:span>/<text:span text:style-name="Emphasis">ORIGINAL_REPOSITORY</text:span>.git (fetch)</text:p>
      <text:p text:style-name="P57">upstream <text:s/>https://github.com/<text:span text:style-name="Emphasis">ORIGINAL_OWNER</text:span>/<text:span text:style-name="Emphasis">ORIGINAL_REPOSITORY</text:span>.git (push)</text:p>
      <text:p text:style-name="P37">git fetch origin (updates the local copy of the remote branch)</text:p>
      <text:p text:style-name="P37">git merge master origin/master</text:p>
      <text:p text:style-name="P37">&lt;=&gt; <text:span text:style-name="T4">git pull origin master</text:span></text:p>
      <text:p text:style-name="P37"/>
      <text:p text:style-name="P37"><text:span text:style-name="T4">… confilcts =&gt; resolution, git add …, git commit, git push origin master</text:span></text:p>
      <text:p text:style-name="P36"/>
      <text:p text:style-name="P36"/>
      <text:p text:style-name="P35">3) Submit a pull request to the project owner</text:p>
      <text:p text:style-name="P13"/>
      <text:p text:style-name="P13">work on a specific branch dedicated to your change</text:p>
      <text:p text:style-name="P38">git branch my-change</text:p>
      <text:p text:style-name="P38">git checkout my-change</text:p>
      <text:p text:style-name="P38">… git add, git commit </text:p>
      <text:p text:style-name="P38">git push origin my-change</text:p>
      <text:p text:style-name="P38"/>
      <text:p text:style-name="P39">In the mean time, master branch may have been updated</text:p>
      <text:p text:style-name="P14">I want these latest changes to be incorporated into 'my-branch' branch :</text:p>
      <text:p text:style-name="P41">git checkout master</text:p>
      <text:p text:style-name="P40">git pull origin master (&lt;=&gt; git fetch + merge)</text:p>
      <text:p text:style-name="P41">git log -n 1</text:p>
      <text:p text:style-name="P40">git checkout my-change</text:p>
      <text:p text:style-name="P40">git merge master my-change</text:p>
      <text:p text:style-name="P40">… conflicts =&gt; resolution, git add, git commit (merge branch 'master' into 'my-change')</text:p>
      <text:p text:style-name="P44">git push origin my-change</text:p>
      <text:p text:style-name="P39"/>
      <text:p text:style-name="P3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7T12:01:13.658497008</meta:creation-date>
    <dc:date>2016-12-17T13:39:17.039125293</dc:date>
    <meta:editing-duration>PT1H36M42S</meta:editing-duration>
    <meta:editing-cycles>38</meta:editing-cycles>
    <meta:generator>LibreOffice/4.2.8.2$Linux_X86_64 LibreOffice_project/420m0$Build-2</meta:generator>
    <meta:document-statistic meta:table-count="0" meta:image-count="0" meta:object-count="0" meta:page-count="3" meta:paragraph-count="100" meta:word-count="575" meta:character-count="3570" meta:non-whitespace-character-count="3094"/>
  </office:meta>
</office:document-meta>
</file>